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bd33e"/>
    </style:style>
    <style:style style:name="P2" style:family="paragraph" style:parent-style-name="Standard">
      <style:text-properties officeooo:paragraph-rsid="001c785a"/>
    </style:style>
    <style:style style:name="P3" style:family="paragraph" style:parent-style-name="Standard">
      <style:text-properties fo:font-weight="bold" officeooo:paragraph-rsid="001c785a" style:font-weight-asian="bold" style:font-weight-complex="bold"/>
    </style:style>
    <style:style style:name="P4" style:family="paragraph" style:parent-style-name="Standard">
      <style:text-properties fo:font-weight="bold" officeooo:paragraph-rsid="001bd33e" style:font-weight-asian="bold" style:font-weight-complex="bold"/>
    </style:style>
    <style:style style:name="P5" style:family="paragraph" style:parent-style-name="Standard">
      <style:text-properties fo:font-weight="bold" officeooo:paragraph-rsid="001e0fe6" style:font-weight-asian="bold" style:font-weight-complex="bold"/>
    </style:style>
    <style:style style:name="P6" style:family="paragraph" style:parent-style-name="Standard">
      <style:text-properties fo:font-weight="bold" officeooo:paragraph-rsid="001f4bd0" style:font-weight-asian="bold" style:font-weight-complex="bold"/>
    </style:style>
    <style:style style:name="P7" style:family="paragraph" style:parent-style-name="Standard">
      <style:text-properties fo:font-weight="bold" officeooo:paragraph-rsid="00239e69" style:font-weight-asian="bold" style:font-weight-complex="bold"/>
    </style:style>
    <style:style style:name="P8" style:family="paragraph" style:parent-style-name="Standard">
      <style:text-properties fo:font-weight="bold" officeooo:paragraph-rsid="00248564" style:font-weight-asian="bold" style:font-weight-complex="bold"/>
    </style:style>
    <style:style style:name="P9" style:family="paragraph" style:parent-style-name="Standard">
      <style:text-properties fo:font-weight="bold" officeooo:paragraph-rsid="0022d4e8" style:font-weight-asian="bold" style:font-weight-complex="bold"/>
    </style:style>
    <style:style style:name="P10" style:family="paragraph" style:parent-style-name="Standard">
      <style:text-properties fo:font-weight="bold" officeooo:rsid="00248564" officeooo:paragraph-rsid="00248564" style:font-weight-asian="bold" style:font-weight-complex="bold"/>
    </style:style>
    <style:style style:name="P11" style:family="paragraph" style:parent-style-name="Standard">
      <style:text-properties fo:font-weight="bold" officeooo:paragraph-rsid="0025ed8b" style:font-weight-asian="bold" style:font-weight-complex="bold"/>
    </style:style>
    <style:style style:name="P12" style:family="paragraph" style:parent-style-name="Standard">
      <style:text-properties fo:font-weight="bold" officeooo:rsid="0025ed8b" officeooo:paragraph-rsid="0025ed8b" style:font-weight-asian="bold" style:font-weight-complex="bold"/>
    </style:style>
    <style:style style:name="P13" style:family="paragraph" style:parent-style-name="Standard">
      <style:text-properties fo:font-weight="bold" officeooo:paragraph-rsid="0027bd11" style:font-weight-asian="bold" style:font-weight-complex="bold"/>
    </style:style>
    <style:style style:name="P14" style:family="paragraph" style:parent-style-name="Standard">
      <style:text-properties fo:font-weight="bold" officeooo:paragraph-rsid="002a4946" style:font-weight-asian="bold" style:font-weight-complex="bold"/>
    </style:style>
    <style:style style:name="P15" style:family="paragraph" style:parent-style-name="Standard">
      <style:text-properties fo:font-weight="bold" officeooo:rsid="001bd33e" officeooo:paragraph-rsid="001bd33e" style:font-weight-asian="bold" style:font-weight-complex="bold"/>
    </style:style>
    <style:style style:name="P16" style:family="paragraph" style:parent-style-name="Standard">
      <style:text-properties fo:font-weight="bold" officeooo:rsid="001e0fe6" officeooo:paragraph-rsid="001e0fe6" style:font-weight-asian="bold" style:font-weight-complex="bold"/>
    </style:style>
    <style:style style:name="P17" style:family="paragraph" style:parent-style-name="Standard">
      <style:text-properties fo:font-weight="bold" officeooo:rsid="001f4bd0" officeooo:paragraph-rsid="001f4bd0" style:font-weight-asian="bold" style:font-weight-complex="bold"/>
    </style:style>
    <style:style style:name="P18" style:family="paragraph" style:parent-style-name="Standard">
      <style:text-properties fo:font-weight="bold" officeooo:rsid="00239e69" officeooo:paragraph-rsid="00239e69" style:font-weight-asian="bold" style:font-weight-complex="bold"/>
    </style:style>
    <style:style style:name="P19" style:family="paragraph" style:parent-style-name="Standard">
      <style:text-properties fo:font-weight="bold" officeooo:rsid="0022d4e8" officeooo:paragraph-rsid="00248564" style:font-weight-asian="bold" style:font-weight-complex="bold"/>
    </style:style>
    <style:style style:name="P20" style:family="paragraph" style:parent-style-name="Standard">
      <style:text-properties fo:font-weight="bold" officeooo:rsid="0027bd11" officeooo:paragraph-rsid="001bd33e" style:font-weight-asian="bold" style:font-weight-complex="bold"/>
    </style:style>
    <style:style style:name="P21" style:family="paragraph" style:parent-style-name="Standard">
      <style:text-properties officeooo:paragraph-rsid="001e0fe6"/>
    </style:style>
    <style:style style:name="P22" style:family="paragraph" style:parent-style-name="Standard">
      <style:text-properties officeooo:paragraph-rsid="00248564"/>
    </style:style>
    <style:style style:name="P23" style:family="paragraph" style:parent-style-name="Standard">
      <style:text-properties officeooo:rsid="00248564" officeooo:paragraph-rsid="00248564"/>
    </style:style>
    <style:style style:name="P24" style:family="paragraph" style:parent-style-name="Standard">
      <style:text-properties officeooo:rsid="00248564" officeooo:paragraph-rsid="001c785a"/>
    </style:style>
    <style:style style:name="P25" style:family="paragraph" style:parent-style-name="Standard">
      <style:text-properties fo:font-style="italic" officeooo:rsid="00248564" officeooo:paragraph-rsid="00248564" style:font-style-asian="italic" style:font-style-complex="italic"/>
    </style:style>
    <style:style style:name="P26" style:family="paragraph" style:parent-style-name="Standard">
      <style:text-properties fo:font-style="italic" officeooo:rsid="00248564" officeooo:paragraph-rsid="0024cbc7" style:font-style-asian="italic" style:font-style-complex="italic"/>
    </style:style>
    <style:style style:name="P27" style:family="paragraph" style:parent-style-name="Standard">
      <style:text-properties fo:font-style="italic" officeooo:rsid="00248564" officeooo:paragraph-rsid="0024fa77" style:font-style-asian="italic" style:font-style-complex="italic"/>
    </style:style>
    <style:style style:name="P28" style:family="paragraph" style:parent-style-name="Standard">
      <style:text-properties fo:font-style="italic" officeooo:rsid="00248564" officeooo:paragraph-rsid="0025ed8b" style:font-style-asian="italic" style:font-style-complex="italic"/>
    </style:style>
    <style:style style:name="P29" style:family="paragraph" style:parent-style-name="Standard">
      <style:text-properties fo:font-style="italic" officeooo:rsid="00248564" officeooo:paragraph-rsid="0027bd11" style:font-style-asian="italic" style:font-style-complex="italic"/>
    </style:style>
    <style:style style:name="P30" style:family="paragraph" style:parent-style-name="Standard">
      <style:text-properties fo:font-style="italic" officeooo:rsid="00248564" officeooo:paragraph-rsid="0029a4c4" style:font-style-asian="italic" style:font-style-complex="italic"/>
    </style:style>
    <style:style style:name="P31" style:family="paragraph" style:parent-style-name="Standard">
      <style:text-properties fo:font-style="italic" officeooo:rsid="00248564" officeooo:paragraph-rsid="002a4946" style:font-style-asian="italic" style:font-style-complex="italic"/>
    </style:style>
    <style:style style:name="P32" style:family="paragraph" style:parent-style-name="Standard">
      <style:text-properties officeooo:rsid="0024cbc7" officeooo:paragraph-rsid="0024cbc7"/>
    </style:style>
    <style:style style:name="P33" style:family="paragraph" style:parent-style-name="Standard">
      <style:text-properties officeooo:paragraph-rsid="0024cbc7"/>
    </style:style>
    <style:style style:name="P34" style:family="paragraph" style:parent-style-name="Standard">
      <style:text-properties officeooo:rsid="0024fa77" officeooo:paragraph-rsid="0024fa77"/>
    </style:style>
    <style:style style:name="P35" style:family="paragraph" style:parent-style-name="Standard">
      <style:text-properties officeooo:paragraph-rsid="0024fa77"/>
    </style:style>
    <style:style style:name="P36" style:family="paragraph" style:parent-style-name="Standard">
      <style:text-properties officeooo:paragraph-rsid="0025ed8b"/>
    </style:style>
    <style:style style:name="P37" style:family="paragraph" style:parent-style-name="Standard">
      <style:text-properties officeooo:rsid="0025ed8b" officeooo:paragraph-rsid="0025ed8b"/>
    </style:style>
    <style:style style:name="P38" style:family="paragraph" style:parent-style-name="Standard">
      <style:text-properties officeooo:rsid="0025ed8b" officeooo:paragraph-rsid="0027bd11"/>
    </style:style>
    <style:style style:name="P39" style:family="paragraph" style:parent-style-name="Standard">
      <style:text-properties officeooo:paragraph-rsid="0027bd11"/>
    </style:style>
    <style:style style:name="P40" style:family="paragraph" style:parent-style-name="Standard">
      <style:text-properties officeooo:rsid="0027bd11" officeooo:paragraph-rsid="0027bd11"/>
    </style:style>
    <style:style style:name="P41" style:family="paragraph" style:parent-style-name="Standard">
      <style:text-properties officeooo:rsid="0029a4c4" officeooo:paragraph-rsid="0029a4c4"/>
    </style:style>
    <style:style style:name="P42" style:family="paragraph" style:parent-style-name="Standard">
      <style:text-properties officeooo:rsid="002a4946" officeooo:paragraph-rsid="002a4946"/>
    </style:style>
    <style:style style:name="P43" style:family="paragraph" style:parent-style-name="Standard">
      <style:text-properties fo:font-style="normal" fo:font-weight="bold" officeooo:rsid="002a4946" officeooo:paragraph-rsid="002a4946" style:font-style-asian="normal" style:font-weight-asian="bold" style:font-style-complex="normal" style:font-weight-complex="bold"/>
    </style:style>
    <style:style style:name="P44" style:family="paragraph" style:parent-style-name="Standard">
      <style:text-properties officeooo:rsid="001bd33e" officeooo:paragraph-rsid="001bd33e"/>
    </style:style>
    <style:style style:name="P45" style:family="paragraph" style:parent-style-name="Standard">
      <style:text-properties officeooo:rsid="001c785a" officeooo:paragraph-rsid="001c785a"/>
    </style:style>
    <style:style style:name="P46" style:family="paragraph" style:parent-style-name="Standard">
      <style:text-properties officeooo:rsid="001e0fe6" officeooo:paragraph-rsid="001e0fe6"/>
    </style:style>
    <style:style style:name="P47" style:family="paragraph" style:parent-style-name="Standard">
      <style:text-properties officeooo:rsid="0022d4e8" officeooo:paragraph-rsid="0022d4e8"/>
    </style:style>
    <style:style style:name="P48" style:family="paragraph" style:parent-style-name="Standard">
      <style:text-properties fo:language="ru" fo:country="RU" officeooo:rsid="00abc7c2" officeooo:paragraph-rsid="00abc7c2"/>
    </style:style>
    <style:style style:name="P4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1c785a"/>
    </style:style>
    <style:style style:name="P5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31dfce"/>
    </style:style>
    <style:style style:name="P5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6bc175"/>
    </style:style>
    <style:style style:name="P5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6c3d6e"/>
    </style:style>
    <style:style style:name="P5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italic" officeooo:rsid="00248564" officeooo:paragraph-rsid="00557e85" style:font-style-asian="italic" style:font-style-complex="italic"/>
    </style:style>
    <style:style style:name="P5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48564"/>
    </style:style>
    <style:style style:name="P5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4cbc7"/>
    </style:style>
    <style:style style:name="P5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4fa77"/>
    </style:style>
    <style:style style:name="P5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5ed8b"/>
    </style:style>
    <style:style style:name="P5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27bd11"/>
    </style:style>
    <style:style style:name="P5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5c4e93"/>
    </style:style>
    <style:style style:name="P6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66f5af"/>
    </style:style>
    <style:style style:name="P6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688faa"/>
    </style:style>
    <style:style style:name="P6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6bc175"/>
    </style:style>
    <style:style style:name="P6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48564" officeooo:paragraph-rsid="0079bd58"/>
    </style:style>
    <style:style style:name="P6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style="normal" officeooo:rsid="002e36e7" officeooo:paragraph-rsid="002e36e7" style:font-style-asian="normal" style:font-style-complex="normal"/>
    </style:style>
    <style:style style:name="P6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6c3d6e"/>
    </style:style>
    <style:style style:name="P6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6e1ee2"/>
    </style:style>
    <style:style style:name="P6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70efb6"/>
    </style:style>
    <style:style style:name="P6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7b62e6"/>
    </style:style>
    <style:style style:name="P6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8da173"/>
    </style:style>
    <style:style style:name="P7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9457cc"/>
    </style:style>
    <style:style style:name="P7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9c1d4e"/>
    </style:style>
    <style:style style:name="P7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a0251d"/>
    </style:style>
    <style:style style:name="P7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a1e30f"/>
    </style:style>
    <style:style style:name="P7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rsid="0025ed8b" officeooo:paragraph-rsid="00a23436"/>
    </style:style>
    <style:style style:name="P7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weight="bold" officeooo:rsid="0025ed8b" officeooo:paragraph-rsid="0070efb6" style:font-weight-asian="bold" style:font-weight-complex="bold"/>
    </style:style>
    <style:style style:name="P7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style="normal" officeooo:rsid="00af6f2b" officeooo:paragraph-rsid="00af6f2b" style:font-style-asian="normal" style:font-style-complex="normal"/>
    </style:style>
    <style:style style:name="P7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style="normal" officeooo:rsid="00b0599a" officeooo:paragraph-rsid="00b0599a" style:font-style-asian="normal" style:font-style-complex="normal"/>
    </style:style>
    <style:style style:name="P7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style="normal" officeooo:rsid="00b120db" officeooo:paragraph-rsid="00b120db" style:font-style-asian="normal" style:font-style-complex="normal"/>
    </style:style>
    <style:style style:name="P7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style="normal" officeooo:rsid="00b1bf08" officeooo:paragraph-rsid="00b1bf08" style:font-style-asian="normal" style:font-style-complex="normal"/>
    </style:style>
    <style:style style:name="P8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style="normal" officeooo:rsid="00bbdb72" officeooo:paragraph-rsid="00bbdb72" style:font-style-asian="normal" style:font-style-complex="normal"/>
    </style:style>
    <style:style style:name="P8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1bf08" officeooo:paragraph-rsid="00b1bf08"/>
    </style:style>
    <style:style style:name="P8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36e5c" officeooo:paragraph-rsid="00b36e5c"/>
    </style:style>
    <style:style style:name="P8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38ff0" officeooo:paragraph-rsid="00b38ff0"/>
    </style:style>
    <style:style style:name="P8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5d91e" officeooo:paragraph-rsid="00b5d91e"/>
    </style:style>
    <style:style style:name="P8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67b7c" officeooo:paragraph-rsid="00b67b7c"/>
    </style:style>
    <style:style style:name="P8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696cc" officeooo:paragraph-rsid="00b696cc"/>
    </style:style>
    <style:style style:name="P8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92eee" officeooo:paragraph-rsid="00b92eee"/>
    </style:style>
    <style:style style:name="P8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951a1" officeooo:paragraph-rsid="00b951a1"/>
    </style:style>
    <style:style style:name="P8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a1f05" officeooo:paragraph-rsid="00ba1f05"/>
    </style:style>
    <style:style style:name="P9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bdb72" officeooo:paragraph-rsid="00bbdb72"/>
    </style:style>
    <style:style style:name="P9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bdb72" officeooo:paragraph-rsid="00248564"/>
    </style:style>
    <style:style style:name="P9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c1b39" officeooo:paragraph-rsid="00bc1b39"/>
    </style:style>
    <style:style style:name="P9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ce4e0" officeooo:paragraph-rsid="00bce4e0"/>
    </style:style>
    <style:style style:name="P9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e9063" officeooo:paragraph-rsid="00be9063"/>
    </style:style>
    <style:style style:name="P9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bfb210" officeooo:paragraph-rsid="00bfb210"/>
    </style:style>
    <style:style style:name="P9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15595" officeooo:paragraph-rsid="00c15595"/>
    </style:style>
    <style:style style:name="P9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299cd" officeooo:paragraph-rsid="00c299cd"/>
    </style:style>
    <style:style style:name="P9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fo:font-weight="bold" officeooo:rsid="00c299cd" officeooo:paragraph-rsid="00c299cd" style:font-weight-asian="bold" style:font-weight-complex="bold"/>
    </style:style>
    <style:style style:name="P9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3071c" officeooo:paragraph-rsid="00c3071c"/>
    </style:style>
    <style:style style:name="P10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380c8" officeooo:paragraph-rsid="00c380c8"/>
    </style:style>
    <style:style style:name="P101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3976a" officeooo:paragraph-rsid="00c3976a"/>
    </style:style>
    <style:style style:name="P102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50c26" officeooo:paragraph-rsid="00c50c26"/>
    </style:style>
    <style:style style:name="P103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ru" fo:country="RU" officeooo:rsid="00c60230" officeooo:paragraph-rsid="00c60230"/>
    </style:style>
    <style:style style:name="P104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officeooo:paragraph-rsid="003a31c4"/>
    </style:style>
    <style:style style:name="P105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b440bc" officeooo:paragraph-rsid="00b440bc"/>
    </style:style>
    <style:style style:name="P106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b696cc" officeooo:paragraph-rsid="00b696cc"/>
    </style:style>
    <style:style style:name="P107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b82ae1" officeooo:paragraph-rsid="00b696cc"/>
    </style:style>
    <style:style style:name="P108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b82ae1" officeooo:paragraph-rsid="00b82ae1"/>
    </style:style>
    <style:style style:name="P109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b92eee" officeooo:paragraph-rsid="00b92eee"/>
    </style:style>
    <style:style style:name="P110" style:family="paragraph" style:parent-style-name="Standard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language="uk" fo:country="UA" officeooo:rsid="00c3976a" officeooo:paragraph-rsid="00c3976a"/>
    </style:style>
    <style:style style:name="T1" style:family="text">
      <style:text-properties officeooo:rsid="001bd33e"/>
    </style:style>
    <style:style style:name="T2" style:family="text">
      <style:text-properties officeooo:rsid="001c785a"/>
    </style:style>
    <style:style style:name="T3" style:family="text">
      <style:text-properties officeooo:rsid="001e0fe6"/>
    </style:style>
    <style:style style:name="T4" style:family="text">
      <style:text-properties officeooo:rsid="001f4bd0"/>
    </style:style>
    <style:style style:name="T5" style:family="text">
      <style:text-properties officeooo:rsid="00239e69"/>
    </style:style>
    <style:style style:name="T6" style:family="text">
      <style:text-properties officeooo:rsid="00248564"/>
    </style:style>
    <style:style style:name="T7" style:family="text">
      <style:text-properties officeooo:rsid="0024fa77"/>
    </style:style>
    <style:style style:name="T8" style:family="text">
      <style:text-properties officeooo:rsid="0025ed8b"/>
    </style:style>
    <style:style style:name="T9" style:family="text">
      <style:text-properties officeooo:rsid="0027bd11"/>
    </style:style>
    <style:style style:name="T10" style:family="text">
      <style:text-properties officeooo:rsid="0029a4c4"/>
    </style:style>
    <style:style style:name="T11" style:family="text">
      <style:text-properties officeooo:rsid="002a4946"/>
    </style:style>
    <style:style style:name="T12" style:family="text">
      <style:text-properties officeooo:rsid="002a4cf3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language="ru" fo:country="RU"/>
    </style:style>
    <style:style style:name="T15" style:family="text">
      <style:text-properties fo:language="uk" fo:country="UA"/>
    </style:style>
    <style:style style:name="T16" style:family="text">
      <style:text-properties fo:language="uk" fo:country="UA" officeooo:rsid="00ba1f05"/>
    </style:style>
    <style:style style:name="T17" style:family="text">
      <style:text-properties fo:language="en" fo:country="US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8">Перед вопросами: <text:span text:style-name="T13">Делай карты по своему алгоритму. Тем более для текучки. А этот вопросник используй для решений которые "на всю жизнь".</text:span></text:p>
      <text:p text:style-name="P44"/>
      <text:p text:style-name="P44">Вопрос №1.</text:p>
      <text:p text:style-name="P4"><text:span text:style-name="T1">С</text:span>кажи себе что ты молодец что ты за это взялся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76">Так. Я хз. Ну это не на всю жизнь. Но лет на 10. Ну на 5 точно. Ну на год как минимум. Хотя у меня до сих пор кросы стоят в которых я ещё в школу ходил. И я не так давно ходил в туфлях которые были куплины мне на выпускной 15 лет назад (только они угробились). Я хз короче.</text:p>
      <text:p text:style-name="P76">Надо обувь. Екко. Хочу экко. Я привык к качеству. Один раз берёшь и носишь их блин целый год. годами. они не изнашиваются вообще. ризина стёрлась разве что до пяток. А так вообще норма. думаю если б я ходил меньше этих 10 лет мне бы было лучше. я ж всю страну вдоль и поперёк в них обьездил.</text:p>
      <text:p text:style-name="P76"/>
      <text:p text:style-name="P76">вот вот. обувь это шины. которые могут выручить в поездке "за море и обратно".</text:p>
      <text:p text:style-name="P76">такие и бери.</text:p>
      <text:p text:style-name="P76">экко или какие ты там берёшь.</text:p>
      <text:p text:style-name="P76">помнишь как немец кстати ржачно прятал туфли мол их спиздят?</text:p>
      <text:p text:style-name="P76"/>
      <text:p text:style-name="P76">помню</text:p>
      <text:p text:style-name="P76"/>
      <text:p text:style-name="P76">ну вот.</text:p>
      <text:p text:style-name="P76"/>
      <text:p text:style-name="P77">зря ты этому жиду дал 10 гривен.</text:p>
      <text:p text:style-name="P77">даже если это "не деньги" лучше иметь 10 гривен чем не иметь.</text:p>
      <text:p text:style-name="P77"/>
      <text:p text:style-name="P77">у меня был выбор между отвоевать 10 гривен и изменить из-за него свою жизнь. я не понял что лучше. ему просто повезло что он не был повторением.</text:p>
      <text:p text:style-name="P64"/>
      <text:p text:style-name="P78">...</text:p>
      <text:p text:style-name="P78"/>
      <text:p text:style-name="P78">а у тебя деньги вообще есть?</text:p>
      <text:p text:style-name="P78">на нормальные боты?</text:p>
      <text:p text:style-name="P78">они вполне могут тысячь восемь стоить.</text:p>
      <text:p text:style-name="P78"/>
      <text:p text:style-name="P78">эм...</text:p>
      <text:p text:style-name="P78"/>
      <text:p text:style-name="P78">погугли на аукционе. может есть уникумы как ты которые их продают за 300 гривен.</text:p>
      <text:p text:style-name="P79">фирма экко. что угодно 41го размера.</text:p>
      <text:p text:style-name="P79">только это. </text:p>
      <text:p text:style-name="P79">вначале карту. и не сегодня. </text:p>
      <text:p text:style-name="P79">ну или щас. ладно гугли щас. только быстро.</text:p>
      <text:p text:style-name="P64"/>
      <text:p text:style-name="P50"/>
      <text:p text:style-name="P44"/>
      <text:p text:style-name="P44">Вопрос №2.</text:p>
      <text:p text:style-name="P4"><text:span text:style-name="T1">Шагом какого конвеера </text:span>оно является. </text:p>
      <text:p text:style-name="P15">Где начало и конец этого конвеера.</text:p>
      <text:p text:style-name="P15">На какой примерно позиции оно этого конвеера находится этот шаг.</text:p>
      <text:p text:style-name="P4">Т.е. посмотри на это как на функцию. </text:p>
      <text:p text:style-name="P4">И скажи:</text:p>
      <text:p text:style-name="P4">- <text:span text:style-name="T1">какие концепты </text:span>в <text:span text:style-name="T1">эту функцию входят </text:span>(в пространстве-времени)</text:p>
      <text:p text:style-name="P15">- какие концепты из неё выходят</text:p>
      <text:p text:style-name="P4">- какого топлива <text:span text:style-name="T1">эта функция требует</text:span></text:p>
      <text:p text:style-name="P4">- <text:span text:style-name="T1">каких </text:span>расходников <text:span text:style-name="T1">эта функция </text:span>требует.</text:p>
      <text:p text:style-name="P1">Т.е. восприми эту вещь как клей, связывающий то что “на входе” <text:span text:style-name="T1">с тем что “</text:span>на выходе”.</text:p>
      <text:p text:style-name="P1"><text:span text:style-name="T1">Т.е. посмотри то что “на входе” (А) и то что “на выходе” (Б) как разные шаги траектории “от А до Б”, а эту функцию увидь как функцию перемещения, и спроси “ЧТО перемещается от А до Б” (</text:span>может общая черта и т.п.)</text:p>
      <text:p text:style-name="P1">Математически, если эта “функция” (шаг <text:span text:style-name="T1">конвеера</text:span>) имеет несколько <text:span text:style-name="T1">возможных концептов “на входе” и </text:span>несколько <text:span text:style-name="T1">возможных вариантов “на выходе” </text:span>(исходов, <text:span text:style-name="T1">как в ситуации с несколькими возможными исходами</text:span>) – то её надо “параметрайзить” – <text:span text:style-name="T1">т.е. </text:span>выбрать систему координат, <text:span text:style-name="T1">с точки зрения которой у неё будет только один </text:span>вход и один выход <text:span text:style-name="T1">(пример – круг, который если описать через х^2 + y^2 = 1 то это функцие не будет, потому что квадрат – у каждого х и у - два исхода, “верх” и “низ” круга, а если описать через x = Rcos(alpha), y = Rsin(alpha) то у каждой комбинации R и alpha всего один исход (точка на круге)</text:span>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"/>
      <text:p text:style-name="P81">ходьба.</text:p>
      <text:p text:style-name="P81">перемещение.</text:p>
      <text:p text:style-name="P81">сука.</text:p>
      <text:p text:style-name="P81">перемещаться мне трудно.</text:p>
      <text:p text:style-name="P81">я инвалид</text:p>
      <text:p text:style-name="P81">мне надо колёсики а не боты</text:p>
      <text:p text:style-name="P81"/>
      <text:p text:style-name="P81">а ты что в тапках будешь ездить?</text:p>
      <text:p text:style-name="P81">так навскидку. 50 тысяч это машина. а 5-6 тысяч это боты экко.</text:p>
      <text:p text:style-name="P81">вопрос.</text:p>
      <text:p text:style-name="P81">что лучше.</text:p>
      <text:p text:style-name="P81">иметь тачку или десять пар бот.</text:p>
      <text:p text:style-name="P81"/>
      <text:p text:style-name="P81">тачку конечно.</text:p>
      <text:p text:style-name="P81"/>
      <text:p text:style-name="P81">значит не выёбуйся и купи на секонде за 300 гривен</text:p>
      <text:p text:style-name="P81"/>
      <text:p text:style-name="P81">угу и развалятся блядь.</text:p>
      <text:p text:style-name="P81"/>
      <text:p text:style-name="P81">да. на то они и боты чтоб разваливались они, а не ноги.</text:p>
      <text:p text:style-name="P81">хотя нет ты прав. лучше пусть развалятся нормальные чем галимые. </text:p>
      <text:p text:style-name="P81">с супинатором и т.п.</text:p>
      <text:p text:style-name="P49"/>
      <text:p text:style-name="P49"/>
      <text:p text:style-name="P23"/>
      <text:p text:style-name="P2"/>
      <text:p text:style-name="P45">Вопрос №3.</text:p>
      <text:p text:style-name="P3"><text:span text:style-name="T2">О</text:span>бщие черты чего оно модифицирует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4"/>
      <text:p text:style-name="P82">мою ходьбу</text:p>
      <text:p text:style-name="P82">мой стиль</text:p>
      <text:p text:style-name="P82">эм...</text:p>
      <text:p text:style-name="P82">2 штуки блин. </text:p>
      <text:p text:style-name="P82">2-3-5-6 чувак.</text:p>
      <text:p text:style-name="P82">не 2.</text:p>
      <text:p text:style-name="P82">реально открой сайт. интертоповский. </text:p>
      <text:p text:style-name="P82">ты офигеешь по чём они.</text:p>
      <text:p text:style-name="P82"/>
      <text:p text:style-name="P83">качество столько стоит. 10 лет отпахали блин. ни в одних кроссха за 300грн не будет железной вставки</text:p>
      <text:p text:style-name="P83"/>
      <text:p text:style-name="P83">не сегодня брат.</text:p>
      <text:p text:style-name="P83">смотри. материнка 2 штуки.</text:p>
      <text:p text:style-name="P83">2400. с процом кор ай 5.</text:p>
      <text:p text:style-name="P83"/>
      <text:p text:style-name="P83">эм... не ну я бы взял но... </text:p>
      <text:p text:style-name="P83"/>
      <text:p text:style-name="P83">что? бери. охуенная плата.</text:p>
      <text:p text:style-name="P83"/>
      <text:p text:style-name="P83">это уже почти 3 штуки.</text:p>
      <text:p text:style-name="P83">и будет ещё один недо-комп</text:p>
      <text:p text:style-name="P83"/>
      <text:p text:style-name="P83">наконец-то. полу-решения не ликвидны. браво. перерыв 5 минут.</text:p>
      <text:p text:style-name="P104"/>
      <text:p text:style-name="P105">я устал. а мать говорит "срочно срочно, завтра дождь" и т.п.</text:p>
      <text:p text:style-name="P105">я думал группа...</text:p>
      <text:p text:style-name="P105"/>
      <text:p text:style-name="P105">группа может купить за 400. я сказал где гуглить. иди.</text:p>
      <text:p text:style-name="P2"/>
      <text:p text:style-name="P45">Вопрос №4.</text:p>
      <text:p text:style-name="P3">ЧТО я вижу по этому поводу в своей фазе <text:span text:style-name="T2">(осоззнанном сне).</text:span></text:p>
      <text:p text:style-name="P2">Пойти в фазу <text:span text:style-name="T2">(осознанный сон) </text:span>и посмотреть:</text:p>
      <text:p text:style-name="P2">а) автоматизированное решение этого повторения</text:p>
      <text:p text:style-name="P2">- общая картина</text:p>
      <text:p text:style-name="P2">- вид под микроскопом</text:p>
      <text:p text:style-name="P2">- круг приемуществ</text:p>
      <text:p text:style-name="P2">- майндмапы этого</text:p>
      <text:p text:style-name="P2">- "куда идти"</text:p>
      <text:p text:style-name="P2">- "конечный пункт"</text:p>
      <text:p text:style-name="P2">- "как идти с точки зрения того, что есть сегодня, самым коротким путём к тому что я там вижу"</text:p>
      <text:p text:style-name="P2">- средства защиты от подделки</text:p>
      <text:p text:style-name="P2">- характеристики (измеримые параметры, по которым и без всей мешуры понятно, что вещь выгодна)</text:p>
      <text:p text:style-name="P2">- из каких материалов оно сделано (желательео чтоб было серебро-золото)</text:p>
      <text:p text:style-name="P2">б) максимизация прибыли (как с этого повторения, так и с его решения)</text:p>
      <text:p text:style-name="P2">не уверен пока что стоит так с размаху максимизировать прибыль того что ещё не понял, но можно глянуть.Т.е. Попроси в фазе свой мозг составить весь <text:span text:style-name="T2">этот </text:span>вопросник со всеми ответвлениями.</text:p>
      <text:p text:style-name="P2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3"/>
      <text:p text:style-name="P84">ничего. ни разу не смотрел. они там не фигурируют. я там бываю босый. в тапках. летаю. конкретной обуви не было не разу.</text:p>
      <text:p text:style-name="P84"/>
      <text:p text:style-name="P84">т.е. это нечто что вроде как есть но вроде как и нет. но когда его нет тебе очень дискомфортно. и когда оно хуёвое - тоже (пример дешёвые туфли с базара которые натирают ноги)</text:p>
      <text:p text:style-name="P84"/>
      <text:p text:style-name="P84">да.</text:p>
      <text:p text:style-name="P84"/>
      <text:p text:style-name="P84">окей.</text:p>
      <text:p text:style-name="P84">зэ винтер из коминг кстати.</text:p>
      <text:p text:style-name="P84">бывают туфли которые зимой и летом одним цветом?</text:p>
      <text:p text:style-name="P84"/>
      <text:p text:style-name="P84">бывают если в машине.</text:p>
      <text:p text:style-name="P84">и я ищу вроде как не туфли. а такие типа тех экко. которые хоть кожа но всё таки не туфли</text:p>
      <text:p text:style-name="P84"/>
      <text:p text:style-name="P84">я хз. у экко есть и туфли. и уверен они ничем не хуже.</text:p>
      <text:p text:style-name="P54"/>
      <text:p text:style-name="P23"/>
      <text:p text:style-name="P23"/>
      <text:p text:style-name="P46">Вопрос №5.</text:p>
      <text:p text:style-name="P5">Что бы ты сделал в рамках этой вещи такого, что если б появилась возможность сделать снова – ты сделал бы то же самое <text:span text:style-name="T12">(хоть сотню раз)</text:span>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85">купил бы нормальные ботинки. я до этого 20 лет блядь сэконд донашивал.</text:p>
      <text:p text:style-name="P85">и вечно мне всё тёрло.</text:p>
      <text:p text:style-name="P85">я помню у меня вначале паническая атака была настолько они были мне хорошие.</text:p>
      <text:p text:style-name="P85">несмотря на то что были на размер больше.</text:p>
      <text:p text:style-name="P85">пора их выбросить в помойку.</text:p>
      <text:p text:style-name="P85">и взять хз может хорошее б у. а может и новое. я хз.</text:p>
      <text:p text:style-name="P54"/>
      <text:p text:style-name="P86">гугли интертоп.</text:p>
      <text:p text:style-name="P86"/>
      <text:p text:style-name="P106">такие же как у меня 2000. хотя вроде как там есть и другие.</text:p>
      <text:p text:style-name="P106"/>
      <text:p text:style-name="P106">я тебе напомню. то что вроде как есть а вроде как нет.</text:p>
      <text:p text:style-name="P106"/>
      <text:p text:style-name="P106">к</text:p>
      <text:p text:style-name="P106">бльо</text:p>
      <text:p text:style-name="P106"/>
      <text:p text:style-name="P107">мама в 65 лет поукупает тебе бот<text:span text:style-name="T14">ы в магазине для хипстеров....</text:span></text:p>
      <text:p text:style-name="P108"><text:span text:style-name="T14">за 100% своей пенсии.</text:span></text:p>
      <text:p text:style-name="P108"><text:span text:style-name="T14">как ты с этим жить потом будешь?</text:span></text:p>
      <text:p text:style-name="P109"><text:span text:style-name="T14">ходи в сапогах. зашей их и всё. весной купишь.</text:span></text:p>
      <text:p text:style-name="P1"/>
      <text:p text:style-name="P46">Вопрос №6.</text:p>
      <text:p text:style-name="P5">Что я колдую? </text:p>
      <text:p text:style-name="P16">Что притягивается в мою жизнь, когда я имею эту проблему?</text:p>
      <text:p text:style-name="P1">Моя гипотеза, <text:span text:style-name="T3">которая может показать, </text:span>почему этот вопрос важен.</text:p>
      <text:p text:style-name="P25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87">ничего. хз</text:p>
      <text:p text:style-name="P87">блядь я не знаю.</text:p>
      <text:p text:style-name="P87">ну не на всю жизнь это.</text:p>
      <text:p text:style-name="P87"/>
      <text:p text:style-name="P88">короче.</text:p>
      <text:p text:style-name="P88">если ты найдёшь б у<text:span text:style-name="T16"> то бери.</text:span></text:p>
      <text:p text:style-name="P88"><text:span text:style-name="T16"/></text:p>
      <text:p text:style-name="P89"><text:span text:style-name="T15">нашел. зимние типа бот</text:span>ы. 750грн.</text:p>
      <text:p text:style-name="P89">очень даже.</text:p>
      <text:p text:style-name="P89">новые хз сколько такие стоят. может 3-5 штук как ты говоришь.</text:p>
      <text:p text:style-name="P89">боюсь лишь бы было не палево.</text:p>
      <text:p text:style-name="P89"/>
      <text:p text:style-name="P89">нормально. делай закладку. видишь. нормальные покупки ты делаешь. всё. я всё сказал.</text:p>
      <text:p text:style-name="P54"/>
      <text:p text:style-name="P54"/>
      <text:p text:style-name="P21"/>
      <text:p text:style-name="P46">Вопрос №7.</text:p>
      <text:p text:style-name="P5">Что ты можешь сейчас сделать чтоб сделать себе хорошо?</text:p>
      <text:p text:style-name="P1"><text:span text:style-name="T3">Этот вопрос важен, потому что </text:span>многие вещи <text:span text:style-name="T3">часто </text:span>являются психосоматикой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90">мне понравились эти за 750.</text:p>
      <text:p text:style-name="P90">хоть я их и не мерял но уверен они сядут охуенно.</text:p>
      <text:p text:style-name="P90"/>
      <text:p text:style-name="P90">ты можешь запросто смотаться в Киев (дать 600грн за дорогу) и померять.</text:p>
      <text:p text:style-name="P90">я бы попробовал.</text:p>
      <text:p text:style-name="P90">будь это мои деньги.</text:p>
      <text:p text:style-name="P90">я бы взял.</text:p>
      <text:p text:style-name="P90">750грн за зимние боты блин</text:p>
      <text:p text:style-name="P90">на базаре даже таких цен не будет</text:p>
      <text:p text:style-name="P90">напиши ему. вдруг.</text:p>
      <text:p text:style-name="P90">а зимой или весной купишь летние.</text:p>
      <text:p text:style-name="P54"/>
      <text:p text:style-name="P90">опять не по размеру.</text:p>
      <text:p text:style-name="P90"/>
      <text:p text:style-name="P90">та посрать. лишь бы экко были. хипстер с Киева продаёт свои старые надоевшие ботинки. вполне себе вариант.</text:p>
      <text:p text:style-name="P1"/>
      <text:p text:style-name="P46">Вопрос №8.</text:p>
      <text:p text:style-name="P6">Выскажись своему "видению" (этой проблемы). </text:p>
      <text:p text:style-name="P17">Т.е. представь диалог. </text:p>
      <text:p text:style-name="P17">Есть ты (от первого лица).</text:p>
      <text:p text:style-name="P17">Есть эта проблема (как личность, сидящая лицом к тебе).</text:p>
      <text:p text:style-name="P17">И скажи ей:</text:p>
      <text:p text:style-name="P6">- <text:span text:style-name="T4">что ты её любишь</text:span></text:p>
      <text:p text:style-name="P6">- <text:span text:style-name="T4">что не можешь без него жить</text:span></text:p>
      <text:p text:style-name="P6">- свое мнение</text:p>
      <text:p text:style-name="P6">- <text:span text:style-name="T4">свои тревоги</text:span></text:p>
      <text:p text:style-name="P6">- что <text:span text:style-name="T4">ты </text:span>видишь</text:p>
      <text:p text:style-name="P6">- <text:span text:style-name="T4">спроси его надо ли тебе </text:span>применить к нему какие-то коэффициенты <text:span text:style-name="T4">(обновить свои знания и ожидания в чём-то) </text:span>чтоб лучше его понять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90">кожу ты на ощупь нормальную определить сможешь.</text:p>
      <text:p text:style-name="P90">подделку тоже.</text:p>
      <text:p text:style-name="P90">ты швы экковские видел. </text:p>
      <text:p text:style-name="P90">и 10 лет носил.</text:p>
      <text:p text:style-name="P90">если выглядит как родное - бери.</text:p>
      <text:p text:style-name="P90"/>
      <text:p text:style-name="P90">к</text:p>
      <text:p text:style-name="P54"/>
      <text:p text:style-name="P91">на большом экране глянь.</text:p>
      <text:p text:style-name="P1"/>
      <text:p text:style-name="P47">Вопрос №9.</text:p>
      <text:p text:style-name="P7">Представь <text:span text:style-name="T5">что ты видишь себя со стороны. </text:span></text:p>
      <text:p text:style-name="P18">В окружении таких же людей как ты (с такой же проблемой и такими же методами её решения).</text:p>
      <text:p text:style-name="P19">Но представь что ты – единственный кто считает что эти “принятые” решения нерабочие / нечестные / несправедливые / недостойные и т.п. </text:p>
      <text:p text:style-name="P19">И что ты единственный среди них кто верит что решить её можно только когда все вокруг неё обьеденятся.</text:p>
      <text:p text:style-name="P9">Что ты видишь?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80">хорошие материалы</text:p>
      <text:p text:style-name="P80">хорошие клеи</text:p>
      <text:p text:style-name="P80">не экономить ни на чём.</text:p>
      <text:p text:style-name="P80">вот сколько есть столько пусть и стоит.</text:p>
      <text:p text:style-name="P80"/>
      <text:p text:style-name="P80">ок</text:p>
      <text:p text:style-name="P80"/>
      <text:p text:style-name="P80">и на этом всё.</text:p>
      <text:p text:style-name="P80"/>
      <text:p text:style-name="P80">к</text:p>
      <text:p text:style-name="P53"/>
      <text:p text:style-name="P53"/>
      <text:p text:style-name="P53"/>
      <text:p text:style-name="P25"/>
      <text:p text:style-name="P1"/>
      <text:p text:style-name="P23">Вопрос №10. </text:p>
      <text:p text:style-name="P10">Что НА САМОМ ДЕЛЕ произошло?</text:p>
      <text:p text:style-name="P8">- <text:span text:style-name="T6">события</text:span></text:p>
      <text:p text:style-name="P8">- <text:span text:style-name="T6">причины</text:span></text:p>
      <text:p text:style-name="P8">- <text:span text:style-name="T6">следствия</text:span></text:p>
      <text:p text:style-name="P8">- роль <text:span text:style-name="T6">этого события между этими причинами и этими следствиями?</text:span></text:p>
      <text:p text:style-name="P22"><text:span text:style-name="T6">(</text:span>по сути <text:span text:style-name="T6">это поисковой ресёрч – сбор фактов, причин, следствий и связей).</text:span></text:p>
      <text:p text:style-name="P22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90">у меня порвались все пары обуви. а новые стоят кучу тысяч в брэндовых магазинах.</text:p>
      <text:p text:style-name="P90">нахуя переплачивать если можно взять №42 и всё.</text:p>
      <text:p text:style-name="P90"/>
      <text:p text:style-name="P90">бери. да. я за. прям щас.</text:p>
      <text:p text:style-name="P54"/>
      <text:p text:style-name="P54"/>
      <text:p text:style-name="P22"/>
      <text:p text:style-name="P23">Вопрос №11.</text:p>
      <text:p text:style-name="P8">Является ли эта вещь шкалой? </text:p>
      <text:p text:style-name="P10">Чтоб выяснить – спроецируй себя в такие ситуации (просто запиши, если бы ты был в каждой из них, как бы она выглядела):</text:p>
      <text:p text:style-name="P8"><text:span text:style-name="T6">Если “р</text:span>еш<text:span text:style-name="T6">у </text:span>задачу = <text:span text:style-name="T6">пятёрка [подарок, </text:span>социальное признание<text:span text:style-name="T6">]</text:span>, не реш<text:span text:style-name="T6">у</text:span> = ремень [нарушение моей целостности]".</text:p>
      <text:p text:style-name="P10">И наоборот.</text:p>
      <text:p text:style-name="P10">Если “решу задачу = ремень, не решу = пятёрка (подарок, статус и т.п.).”</text:p>
      <text:p text:style-name="P23">Один вариант может казаться более знакомым чем другой.</text:p>
      <text:p text:style-name="P22">Любая шкала почти всегда навязана (1% где-то природного происхождения).</text:p>
      <text:p text:style-name="P22"><text:span text:style-name="T6">И</text:span> она воюет <text:span text:style-name="T6">ремнями и статусами </text:span>за право жизни <text:span text:style-name="T6">в сердцах людей.</text:span></text:p>
      <text:p text:style-name="P22">Не имея этого "конструкта шкалы" ты перестанешь отходить от задачи чтоб доказать кому-то её важность.</text:p>
      <text:p text:style-name="P1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90">нет. дурацкий мир какой-то</text:p>
      <text:p text:style-name="P90"/>
      <text:p text:style-name="P90">отлично. охуенно. значит это потребность.</text:p>
      <text:p text:style-name="P54"/>
      <text:p text:style-name="P54"/>
      <text:p text:style-name="P1"/>
      <text:p text:style-name="P23"/>
      <text:p text:style-name="P23">Вопрос №12.</text:p>
      <text:p text:style-name="P10">Сделай “сборку” этого вопроса.</text:p>
      <text:p text:style-name="P8"><text:span text:style-name="T6">П</text:span>рочувствуй <text:span text:style-name="T6">внутренние процессы</text:span>:</text:p>
      <text:p text:style-name="P8">- это<text:span text:style-name="T6">го</text:span> событи<text:span text:style-name="T6">я</text:span></text:p>
      <text:p text:style-name="P8">- вс<text:span text:style-name="T6">его </text:span>что с ним связано</text:p>
      <text:p text:style-name="P8">- <text:span text:style-name="T6">тебя</text:span></text:p>
      <text:p text:style-name="P8">- <text:span text:style-name="T6">того что тебя с ним </text:span>обьединяет</text:p>
      <text:p text:style-name="P8">- <text:span text:style-name="T6">всех прохожих проходящих мимо этого события</text:span></text:p>
      <text:p text:style-name="P8">- информационного поля</text:p>
      <text:p text:style-name="P8">- всех остальных во вселенной</text:p>
      <text:p text:style-name="P22">  * чтоб дать мозгам понять что ты решил что-то в этом плане навсегда изменить. </text:p>
      <text:p text:style-name="P22">И распределить нагрузку по мозгу равномерно (по сканам МРТ видно что если этого не сделать то будешь активировать только те зоны которыми ты привык это анализировать, а не все зоны которые могут тебе этим помочь - например без этого можешь отключить центр поиска подручных средств и анализа текущего т.е. <text:span text:style-name="T6">н</text:span>астоящего момента).</text:p>
      <text:p text:style-name="P25"/>
      <text:p text:style-name="P25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5">Все существенные (полезные) мысли выделить жирным (т.е. те, которые не хотелось бы чтоб пропали).</text:p>
      <text:p text:style-name="P25"/>
      <text:p text:style-name="P90">клей 3М</text:p>
      <text:p text:style-name="P90">я ощущаю прям.</text:p>
      <text:p text:style-name="P90">эти.</text:p>
      <text:p text:style-name="P90">вот серьёзно.</text:p>
      <text:p text:style-name="P90"/>
      <text:p text:style-name="P90">угу ты ми микс 3й так ощущал.</text:p>
      <text:p text:style-name="P90"/>
      <text:p text:style-name="P90">на это есть и мама. для критики. бери.</text:p>
      <text:p text:style-name="P90">открой хотя бы</text:p>
      <text:p text:style-name="P90"/>
      <text:p text:style-name="P90">открою как доанализирую.</text:p>
      <text:p text:style-name="P90"/>
      <text:p text:style-name="P90">обработаешь антисептиком или постираешь их с мылом только.</text:p>
      <text:p text:style-name="P90">с перекисью. хз.</text:p>
      <text:p text:style-name="P90">носил ведь кто-то.</text:p>
      <text:p text:style-name="P59"/>
      <text:p text:style-name="P54"/>
      <text:p text:style-name="P22"/>
      <text:p text:style-name="P32">Вопрос №13.</text:p>
      <text:p text:style-name="P4">Представь что эта вещь (проблема) летает в вакууме, в котором нет ни энергии ни других вещей. Что ты видишь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92">вижу эргономичную гибкую свежую обувь.</text:p>
      <text:p text:style-name="P92">не-чёрного цвета</text:p>
      <text:p text:style-name="P92">я бы поносил зимние экко. никогда не имел нормальных сопог.</text:p>
      <text:p text:style-name="P55"/>
      <text:p text:style-name="P55"/>
      <text:p text:style-name="P33"/>
      <text:p text:style-name="P1"/>
      <text:p text:style-name="P32">Вопрос №14.</text:p>
      <text:p text:style-name="P4">Чем (какими своими частями) этот пункт решает повторяющиеся проблемы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92">кожей. клеями. шнурками.</text:p>
      <text:p text:style-name="P92">всем.</text:p>
      <text:p text:style-name="P59"/>
      <text:p text:style-name="P59"/>
      <text:p text:style-name="P33"/>
      <text:p text:style-name="P1"/>
      <text:p text:style-name="P32">Вопрос №15.</text:p>
      <text:p text:style-name="P4">Почему (по каким причинам этот пункт решает повторяющиеся проблемы?</text:p>
      <text:p text:style-name="P1"/>
      <text:p text:style-name="P26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6">Все существенные (полезные) мысли выделить жирным (т.е. те, которые не хотелось бы чтоб пропали).</text:p>
      <text:p text:style-name="P26"/>
      <text:p text:style-name="P92">потому что его создали нормальным</text:p>
      <text:p text:style-name="P92">подошва свежая.</text:p>
      <text:p text:style-name="P92">плюс это снег.</text:p>
      <text:p text:style-name="P92">снег подошву не стирает.</text:p>
      <text:p text:style-name="P92">они реально на всю жизнь будут.</text:p>
      <text:p text:style-name="P92">кожа в них не рвётся.</text:p>
      <text:p text:style-name="P92"/>
      <text:p text:style-name="P92">к</text:p>
      <text:p text:style-name="P60"/>
      <text:p text:style-name="P55"/>
      <text:p text:style-name="P33"/>
      <text:p text:style-name="P34">Вопрос №16.</text:p>
      <text:p text:style-name="P4">Можно ли (и стоит ли) решить повторяющуюся проблему, котор<text:span text:style-name="T7">ую</text:span> оно решает, <text:span text:style-name="T7">так </text:span>чтоб это повторение создавало меньше заморочек для меня?</text:p>
      <text:p text:style-name="P34">Скорей всего нет, ещё рано что-то менять, но посмотреть стоит.</text:p>
      <text:p text:style-name="P27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92">за 300 гривен на базаре дерьмо. либо за 750 в Интернете Экко. и думать нечего.</text:p>
      <text:p text:style-name="P92">на большом экране глянь и бери.</text:p>
      <text:p text:style-name="P56"/>
      <text:p text:style-name="P56"/>
      <text:p text:style-name="P35"/>
      <text:p text:style-name="P34">Вопрос №17.</text:p>
      <text:p text:style-name="P4">Какой перманентный вред нанесённый мне оно решает?</text:p>
      <text:p text:style-name="P27"/>
      <text:p text:style-name="P27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7">Все существенные (полезные) мысли выделить жирным (т.е. те, которые не хотелось бы чтоб пропали).</text:p>
      <text:p text:style-name="P27"/>
      <text:p text:style-name="P92">стопу деформированную исправит ёпт.</text:p>
      <text:p text:style-name="P92">ходил бедняга в обуви сука километры наматывал косолапил блядь на этой подошве заклеенной и стёртой 100 раз.</text:p>
      <text:p text:style-name="P92">бери экковские боты в Интернете всегда.</text:p>
      <text:p text:style-name="P92">они всегда хорошие. только определи модель.</text:p>
      <text:p text:style-name="P92">сколько стоят. хз. сайт чтоли</text:p>
      <text:p text:style-name="P92">я не знаю</text:p>
      <text:p text:style-name="P92">не с бухты барахты. </text:p>
      <text:p text:style-name="P92">узнай их цену за новые. и всё. если ниже чем пол стоимости бери.</text:p>
      <text:p text:style-name="P61"/>
      <text:p text:style-name="P92">полюбе ниже. я не думаю что новые стоят 1500.</text:p>
      <text:p text:style-name="P92"/>
      <text:p text:style-name="P92">браво.</text:p>
      <text:p text:style-name="P35"/>
      <text:p text:style-name="P37">Вопрос №18.</text:p>
      <text:p text:style-name="P11">Какие у него есть методы решения этого перманентного вреда нанесённого мне?</text:p>
      <text:p text:style-name="P28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92">супинаторы. стельки экко.</text:p>
      <text:p text:style-name="P57"/>
      <text:p text:style-name="P57"/>
      <text:p text:style-name="P57"/>
      <text:p text:style-name="P36"/>
      <text:p text:style-name="P37">Вопрос №19.</text:p>
      <text:p text:style-name="P11">Чьи ещё повторяющиеся проблемы и перманентные вреды оно решает и какими методами? </text:p>
      <text:p text:style-name="P11">И могу ли я их решить <text:span text:style-name="T8">сам?</text:span></text:p>
      <text:p text:style-name="P11">(а.к.а. Распутать гадюшник, <text:span text:style-name="T8">взять на себя роль делающую этот пункт ценным</text:span>)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92">разрыв лечится неубиваемым клеем</text:p>
      <text:p text:style-name="P92">потёртости неубиваемой кожей</text:p>
      <text:p text:style-name="P92">швы неубиваемой нитью</text:p>
      <text:p text:style-name="P92">серьёзно тебя заебёт их носить.</text:p>
      <text:p text:style-name="P92">тебе будет 70 когда ты их поменяшь на новые.</text:p>
      <text:p text:style-name="P92">только помни что это на зиму а не на лето.</text:p>
      <text:p text:style-name="P92">типа на осенний дождь то что надо.</text:p>
      <text:p text:style-name="P92">но на лето у тебя нету вообще нихрена.</text:p>
      <text:p text:style-name="P92">вот прям вообще.</text:p>
      <text:p text:style-name="P92"/>
      <text:p text:style-name="P92">эти тоже были не на лето. а скорей на весну.</text:p>
      <text:p text:style-name="P92"/>
      <text:p text:style-name="P92">ок</text:p>
      <text:p text:style-name="P92">согласен</text:p>
      <text:p text:style-name="P92">тут всё.</text:p>
      <text:p text:style-name="P57"/>
      <text:p text:style-name="P57">…</text:p>
      <text:p text:style-name="P36"/>
      <text:p text:style-name="P37"/>
      <text:p text:style-name="P37">Вопрос №20.</text:p>
      <text:p text:style-name="P11">Решения каких повторяющихся проблем и нанесённых кому-то перманентных вредов этой вещи избыточно? (в мире) </text:p>
      <text:p text:style-name="P36">Т.е. <text:span text:style-name="T8">какие вещи ему н</text:span>астолько просто <text:span text:style-name="T8">решать</text:span>, что ему решать их "одним больше одним, меньше - пофиг - никаких существенных дополнительных энергозатрат <text:span text:style-name="T8">при росте нагрузки</text:span>"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92">избыточное качество.</text:p>
      <text:p text:style-name="P92">носить их можно вечно.</text:p>
      <text:p text:style-name="P92">я думаю ты их ещё и продашь через 10 лет.</text:p>
      <text:p text:style-name="P92">в таком же состоянии. или на 10% хуже.</text:p>
      <text:p text:style-name="P92">реально по коже твоих бот вообще нельзя сказать что ты в них до луны и обратно ходил.</text:p>
      <text:p text:style-name="P51"/>
      <text:p text:style-name="P51"/>
      <text:p text:style-name="P51"/>
      <text:p text:style-name="P1"/>
      <text:p text:style-name="P37">Вопрос №21.</text:p>
      <text:p text:style-name="P4">Как это повторение делает меня лучше?</text:p>
      <text:p text:style-name="P28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92">зимой могу ехать куда угодно</text:p>
      <text:p text:style-name="P92"/>
      <text:p text:style-name="P92">та не это конкретно.</text:p>
      <text:p text:style-name="P92">а всё.</text:p>
      <text:p text:style-name="P92"/>
      <text:p text:style-name="P92">могу ходить бегать прыгать.</text:p>
      <text:p text:style-name="P92">быть собой</text:p>
      <text:p text:style-name="P92">думать о хорошем.</text:p>
      <text:p text:style-name="P92">не иметь дырок в носках</text:p>
      <text:p text:style-name="P92"/>
      <text:p text:style-name="P92">наконец-то. блядь.</text:p>
      <text:p text:style-name="P92">чесслово.</text:p>
      <text:p text:style-name="P92">наконец-то ты понял почему у тебя дырки блин</text:p>
      <text:p text:style-name="P92"/>
      <text:p text:style-name="P92">:)</text:p>
      <text:p text:style-name="P92"/>
      <text:p text:style-name="P92">иди</text:p>
      <text:p text:style-name="P62"/>
      <text:p text:style-name="P57"/>
      <text:p text:style-name="P57">…</text:p>
      <text:p text:style-name="P37"/>
      <text:p text:style-name="P37"/>
      <text:p text:style-name="P37">Вопрос №22.</text:p>
      <text:p text:style-name="P11">Задай себе вопрос, на каком этапе твоей жизни это возникло впервые.</text:p>
      <text:p text:style-name="P11">И представь что ты <text:span text:style-name="T8">тогдашний </text:span>(того возраста) говоришь об этом понятии себе сегодняшнему. Слово в слово. </text:p>
      <text:p text:style-name="P36">Тоже <text:span text:style-name="T8">глубокая </text:span>терапия. Чтоб не тыкать себе палки в колёса дальше на этом пути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92">всё таки я хоть что-то полезное в свои 20 лет делал.</text:p>
      <text:p text:style-name="P92">да. хочу эти боты. нормальные.</text:p>
      <text:p text:style-name="P92"/>
      <text:p text:style-name="P92">41 размер только глянь.</text:p>
      <text:p text:style-name="P92">и всё что до тысячи полистай.</text:p>
      <text:p text:style-name="P51"/>
      <text:p text:style-name="P51"/>
      <text:p text:style-name="P1"/>
      <text:p text:style-name="P37">Вопрос №23.</text:p>
      <text:p text:style-name="P4">БЛАГОДАРНОСТЬ</text:p>
      <text:p text:style-name="P12">Проговори в уме:</text:p>
      <text:p text:style-name="P12">Я благодарю…:</text:p>
      <text:p text:style-name="P4">- <text:span text:style-name="T8">его </text:span>(предмет <text:span text:style-name="T8">вопроса</text:span>)</text:p>
      <text:p text:style-name="P4">- его существовани<text:span text:style-name="T8">е</text:span></text:p>
      <text:p text:style-name="P4">- всё что он(о) даёт</text:p>
      <text:p text:style-name="P4">- всех кто мне что либо даёт когда оно у меня есть</text:p>
      <text:p text:style-name="P4">- всё что мне приходит когда оно у меня есть</text:p>
      <text:p text:style-name="P4">- все методы делать себе хорошо которые мне доступны когда оно у меня есть</text:p>
      <text:p text:style-name="P4">- всё что не мешает и не сопротивляется созданию, поддержанию и защите этого (или вакуумов в которых оно есть)</text:p>
      <text:p text:style-name="P4">- всех ради кого оно создаётся поддерживается и защищается</text:p>
      <text:p text:style-name="P4">- всё ради чего оно создаётся поддерживается и защищается</text:p>
      <text:p text:style-name="P4">- всё чем я есть когда оно у меня есть <text:span text:style-name="T8">(</text:span>это защита от тех кто мне будет упрекать что <text:s/>я чего-то “не заслужил”, <text:span text:style-name="T8">и</text:span>ли <text:span text:style-name="T8">что я “</text:span>что-то не так сделал и заслужил проблему”. Упырей короче которые пытаются меня добить <text:span text:style-name="T8">воспользовавшись этой проблемой).</text:span>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92">+</text:p>
      <text:p text:style-name="P92"/>
      <text:p text:style-name="P92">а джинсы экко бывают?</text:p>
      <text:p text:style-name="P92"/>
      <text:p text:style-name="P92">думаю нет. но посмотрим.</text:p>
      <text:p text:style-name="P52"/>
      <text:p text:style-name="P52"/>
      <text:p text:style-name="P1"/>
      <text:p text:style-name="P37">Вопрос №24.</text:p>
      <text:p text:style-name="P11"><text:span text:style-name="T8">БЛАГОДАРНОСТЬ </text:span>АЛЬТЕРНАТИВЫ.</text:p>
      <text:p text:style-name="P12">Т.е. как предыдущий вопрос №23, но на этот раз я благодарю:</text:p>
      <text:p text:style-name="P12">- альтернативу этого вопроса (то что достигает той же цели противоположными результатами)</text:p>
      <text:p text:style-name="P12">- существование альтернативы</text:p>
      <text:p text:style-name="P12">- всё что мне альтернатива даёт</text:p>
      <text:p text:style-name="P11">- всех кто мне что либо даёт когда у меня есть <text:span text:style-name="T8">альтернатива</text:span></text:p>
      <text:p text:style-name="P11">- всё что мне приходит когда у меня есть <text:span text:style-name="T8">альтернатива</text:span></text:p>
      <text:p text:style-name="P11">- все методы делать себе хорошо которые мне доступны когда у меня <text:span text:style-name="T8">альтернатива</text:span></text:p>
      <text:p text:style-name="P11">- всё что не мешает и не сопротивляется созданию, поддержанию и защите <text:span text:style-name="T8">альтернативы</text:span></text:p>
      <text:p text:style-name="P11">- всех ради кого <text:span text:style-name="T8">альтернатива этой вещи </text:span>создаётся поддерживается и защищается</text:p>
      <text:p text:style-name="P11">- всё ради чего <text:span text:style-name="T8">альтернатива </text:span>создаётся поддерживается и защищается</text:p>
      <text:p text:style-name="P12">- всё чем я есть когда у меня есть альтернатива</text:p>
      <text:p text:style-name="P37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92">+</text:p>
      <text:p text:style-name="P92">тачки самолёты. слышал я это всё. </text:p>
      <text:p text:style-name="P92">а на остров ты в чём поедешь? в сандалях нельзя потому шо змеи.</text:p>
      <text:p text:style-name="P92">т.е. реально берцы летом носи блин военные.</text:p>
      <text:p text:style-name="P92">или экковские хотя бы. </text:p>
      <text:p text:style-name="P92"/>
      <text:p text:style-name="P92">эм</text:p>
      <text:p text:style-name="P92"/>
      <text:p text:style-name="P92">военные ходят в одних сапогах и форме 10 лет и ничего не рвётся.</text:p>
      <text:p text:style-name="P92">а экко это цивильная военная обувь.</text:p>
      <text:p text:style-name="P92">ты шо думал они сами все эти швы и технологии придумали?</text:p>
      <text:p text:style-name="P92">скопировали у военных стопудово.</text:p>
      <text:p text:style-name="P92"/>
      <text:p text:style-name="P92">эм</text:p>
      <text:p text:style-name="P92">берцы?</text:p>
      <text:p text:style-name="P92"/>
      <text:p text:style-name="P92">да</text:p>
      <text:p text:style-name="P92"/>
      <text:p text:style-name="P92">военные?</text:p>
      <text:p text:style-name="P92"/>
      <text:p text:style-name="P92">да</text:p>
      <text:p text:style-name="P92"/>
      <text:p text:style-name="P92">современные военные берцы? ты серьёзно?</text:p>
      <text:p text:style-name="P92"/>
      <text:p text:style-name="P92">да</text:p>
      <text:p text:style-name="P92"/>
      <text:p text:style-name="P92">берцы в которых какой-то военный отслужил в армии? ходил по болоту блядь и т.д.?</text:p>
      <text:p text:style-name="P92"/>
      <text:p text:style-name="P92">вот видишь. они стоят 100 грн отвечаю. и служат побольше твоих экко.</text:p>
      <text:p text:style-name="P92">но грязные. это да.</text:p>
      <text:p text:style-name="P93">хочешь погугли.</text:p>
      <text:p text:style-name="P93"/>
      <text:p text:style-name="P94">шото я не вижу чтоб они дешевле стоили. 600 грн.</text:p>
      <text:p text:style-name="P94"/>
      <text:p text:style-name="P94">погугли до 300 грн.</text:p>
      <text:p text:style-name="P94"/>
      <text:p text:style-name="P95">плюс вот тебе контраргумент. в армии всё делается чем по дешевле. и то что они ходят в одной фуфайке-матроске до старости не значит что это охуенная фуфайка.</text:p>
      <text:p text:style-name="P95">очень часто другого просто нету. и им промыли мозги.</text:p>
      <text:p text:style-name="P95">может экко и спиздили у американских берцев. но не у наших это точно.</text:p>
      <text:p text:style-name="P95">хотя вот. я вижу что ты имеешь ввиду. 250грн. берцы.</text:p>
      <text:p text:style-name="P95"/>
      <text:p text:style-name="P96">не хочу гуглить говно. чувствую себя бомжом на мусорке. и размеры все драконовские.</text:p>
      <text:p text:style-name="P96"/>
      <text:p text:style-name="P97">я всё сказал. технологии оттуда. хочешь дешёвое тебе туда. вспомни как ты перед Яной в свитере щиголял немецком.</text:p>
      <text:p text:style-name="P97">из гуманитарной помощи блядь</text:p>
      <text:p text:style-name="P97">другимми словами из такой помощи которую вы щас в АТО шлёте.</text:p>
      <text:p text:style-name="P97"/>
      <text:p text:style-name="P97">...</text:p>
      <text:p text:style-name="P97"/>
      <text:p text:style-name="P97">иди. не подходит тебе этот вариант. я вижу что тебе противно.</text:p>
      <text:p text:style-name="P97"/>
      <text:p text:style-name="P97">я просто знаю кто их носил и сколько они времени в них провели. те зимние за 750 я б купил.</text:p>
      <text:p text:style-name="P97"/>
      <text:p text:style-name="P97">к. посмотрим что ещё можно найти. у меня всё.</text:p>
      <text:p text:style-name="P65"/>
      <text:p text:style-name="P65"/>
      <text:p text:style-name="P65"/>
      <text:p text:style-name="P37"/>
      <text:p text:style-name="P37">Вопрос №25.</text:p>
      <text:p text:style-name="P11">Если бы земляни прилетели на другую планету, на которой бы их считали пришельцами... </text:p>
      <text:p text:style-name="P11">И среди них был ты. </text:p>
      <text:p text:style-name="P12">С этой проблемой.</text:p>
      <text:p text:style-name="P11">Кого бы в тебе увидели те жители той планеты, для которой вы все - пришельцы?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97">чувака без обуви?</text:p>
      <text:p text:style-name="P97">любой ёжик и ты инвалид.</text:p>
      <text:p text:style-name="P97">инвалид.</text:p>
      <text:p text:style-name="P97">не сможешь ходить</text:p>
      <text:p text:style-name="P97">реально.</text:p>
      <text:p text:style-name="P97">инвалидность это повреждение возможности перемещаться. ты это знаешь</text:p>
      <text:p text:style-name="P97">ты уже блядь инвалид</text:p>
      <text:p text:style-name="P97">почему-то</text:p>
      <text:p text:style-name="P97">гуманитарная помощь блядь. твой дохлый лейтенант Борис тебе ни разу не подогнал ботинки из спецназа.</text:p>
      <text:p text:style-name="P97">ты ему был похуй.</text:p>
      <text:p text:style-name="P97">всегда.</text:p>
      <text:p text:style-name="P97">хоть ты и единственный парень кроме его сына кто был на его похоронах.</text:p>
      <text:p text:style-name="P97">мудила он вот кто он был.</text:p>
      <text:p text:style-name="P97">и да я вижу. продают военные боты люди которые имеют военные боты и хотят их продать. я вижу что тебе гадко даже думать о вопросе "пришлите мне плиз ваши поношенные боты. а я вам заплачу столько сколько на секонде стоят продизенцифированные"</text:p>
      <text:p text:style-name="P97"/>
      <text:p text:style-name="P97">угу.</text:p>
      <text:p text:style-name="P97"/>
      <text:p text:style-name="P97">окей. разобрались.</text:p>
      <text:p text:style-name="P97">милитари это не стиль а бомжатник.</text:p>
      <text:p text:style-name="P97">и военные это не крутость а необходимость.</text:p>
      <text:p text:style-name="P97">они все завязываются под голень блин.</text:p>
      <text:p text:style-name="P97"/>
      <text:p text:style-name="P97">ну да. тактика ведь. хули.</text:p>
      <text:p text:style-name="P97"/>
      <text:p text:style-name="P97">давай быстро. заканчивай.</text:p>
      <text:p text:style-name="P65"/>
      <text:p text:style-name="P65"/>
      <text:p text:style-name="P65"/>
      <text:p text:style-name="P37"/>
      <text:p text:style-name="P37">Вопрос №26.</text:p>
      <text:p text:style-name="P4"><text:span text:style-name="T8">Представь, как р</text:span>асцветают (я и все остальные) от любых моих мыслей или действий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97">+</text:p>
      <text:p text:style-name="P97">экко в Интернете. купить. б у.</text:p>
      <text:p text:style-name="P97">очень даже круто звучит.</text:p>
      <text:p text:style-name="P97">не то что "мама я купил снятые с дохлого мента ботинки за 300 гривен".</text:p>
      <text:p text:style-name="P97"/>
      <text:p text:style-name="P97">а при чём тут мама? ей чтоли носить?</text:p>
      <text:p text:style-name="P66"/>
      <text:p text:style-name="P97">ого. я почувствовал изменение.</text:p>
      <text:p text:style-name="P97">почувствовал как люблю свои ноги</text:p>
      <text:p text:style-name="P97"/>
      <text:p text:style-name="P97">всё окей. бери эти если не найдёшь ничего лучше.</text:p>
      <text:p text:style-name="P97">последи дня два.</text:p>
      <text:p text:style-name="P66"/>
      <text:p text:style-name="P37"/>
      <text:p text:style-name="P37">Вопрос №27.</text:p>
      <text:p text:style-name="P11"><text:span text:style-name="T8">Увидь</text:span>, что оно <text:span text:style-name="T8">(этот предмет разговора)</text:span>, и каждая его часть - это <text:span text:style-name="T8">ты</text:span>.</text:p>
      <text:p text:style-name="P1">* потому что "видеть что это я" это приближение, а требование - это отдаление.</text:p>
      <text:p text:style-name="P1"/>
      <text:p text:style-name="P28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8">Все существенные (полезные) мысли выделить жирным (т.е. те, которые не хотелось бы чтоб пропали).</text:p>
      <text:p text:style-name="P28"/>
      <text:p text:style-name="P98">экко. вся обувь в доме должна быть экко. нахуй эти базарные сука одноразовые ботинки.</text:p>
      <text:p text:style-name="P98">Мусик поймёт. она любит обувь.</text:p>
      <text:p text:style-name="P98">и я тоже.</text:p>
      <text:p text:style-name="P98">хорошая обувь залог хорошего перемещения.</text:p>
      <text:p text:style-name="P98">чтоб никогда больше не стоял вопрос "быть или не быть", "брать или не брать".</text:p>
      <text:p text:style-name="P98">бомжатник развели блядь. три шкафа значков и ни одного целого ботинка в доме.</text:p>
      <text:p text:style-name="P98">и матери тоже купи.</text:p>
      <text:p text:style-name="P75"/>
      <text:p text:style-name="P75"/>
      <text:p text:style-name="P75"/>
      <text:p text:style-name="P1"/>
      <text:p text:style-name="P40">Вопрос №28.</text:p>
      <text:p text:style-name="P13"><text:span text:style-name="T9">Увидь, </text:span>что оно и каждая его часть видит в <text:span text:style-name="T9">тебе (т.е. увидь его глазами себя)</text:span>.</text:p>
      <text:p text:style-name="P1">* практика показала что это сразу включает механизмы саморешения, после которых экономится куча времени на анализе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97">очень гибкие свежие ботинки.</text:p>
      <text:p text:style-name="P97">зима-осень-ранняя весна.</text:p>
      <text:p text:style-name="P97">которые не изнашиваются</text:p>
      <text:p text:style-name="P97">потому что грязль снех им похуй</text:p>
      <text:p text:style-name="P97">в плане износа</text:p>
      <text:p text:style-name="P97">и помыть можно</text:p>
      <text:p text:style-name="P97">да. бери.</text:p>
      <text:p text:style-name="P97">кожа шерсть. я удивлюсь если они не подойдут.</text:p>
      <text:p text:style-name="P97">лучше чем взять 41 и чтоб жали.</text:p>
      <text:p text:style-name="P67"/>
      <text:p text:style-name="P67"/>
      <text:p text:style-name="P67"/>
      <text:p text:style-name="P1"/>
      <text:p text:style-name="P40">Вопрос №29.</text:p>
      <text:p text:style-name="P20">Как выглядит постоянная защита всех вещей (людей, предметов, структур и т.п.), которые тебя постоянно удовлетворяют, от любых проявлений этой проблемы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97">нормальную обувь берите и не будете ходить босыми.</text:p>
      <text:p text:style-name="P97">в мире полно бушной обуви. которая изнашивается медленнее чем надоедает.</text:p>
      <text:p text:style-name="P97">просто люди устают от неё.</text:p>
      <text:p text:style-name="P97">берут новую чтоб не ходить в старой.</text:p>
      <text:p text:style-name="P97"/>
      <text:p text:style-name="P97">к</text:p>
      <text:p text:style-name="P97">покупаю.</text:p>
      <text:p text:style-name="P67"/>
      <text:p text:style-name="P67"/>
      <text:p text:style-name="P67"/>
      <text:p text:style-name="P67"/>
      <text:p text:style-name="P1"/>
      <text:p text:style-name="P40">Вопрос №30.</text:p>
      <text:p text:style-name="P4"><text:span text:style-name="T9">П</text:span>осмотри на это с принципа что свобода это не иметь всё что хочешь а не хотеть.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97">+</text:p>
      <text:p text:style-name="P97">вот вот</text:p>
      <text:p text:style-name="P97">вопрос не "какие ты хочешь" а "вылечи гештальт до того как их брать"</text:p>
      <text:p text:style-name="P97"/>
      <text:p text:style-name="P97">к</text:p>
      <text:p text:style-name="P97"/>
      <text:p text:style-name="P97">у меня всё</text:p>
      <text:p text:style-name="P97"/>
      <text:p text:style-name="P67"/>
      <text:p text:style-name="P67"/>
      <text:p text:style-name="P67"/>
      <text:p text:style-name="P67"/>
      <text:p text:style-name="P1"/>
      <text:p text:style-name="P40">Вопрос №31.</text:p>
      <text:p text:style-name="P13">Что сделать чтоб оно увидело во мне и всех моих частях себя?</text:p>
      <text:p text:style-name="P29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97">сапоги экко погугли.</text:p>
      <text:p text:style-name="P97">найди эту модель. </text:p>
      <text:p text:style-name="P97">прежде чем компастровать матери мозги "дай 700 гривен".</text:p>
      <text:p text:style-name="P97"/>
      <text:p text:style-name="P97">не 700 а 800. считай плюс доставка.</text:p>
      <text:p text:style-name="P63"/>
      <text:p text:style-name="P63"/>
      <text:p text:style-name="P58">…</text:p>
      <text:p text:style-name="P38"/>
      <text:p text:style-name="P1"/>
      <text:p text:style-name="P40">Вопрос №32.</text:p>
      <text:p text:style-name="P4">Направь своё намеренье на хорошее для тебя решение этого повторения.</text:p>
      <text:p text:style-name="P1">(выгодного, прибыльного, приятно запоминающегося - в кои то веки поживи для себя)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99">в Интернете полно Экко. ставь фильтр "до 1000грн". и всё что всплывает смотри.</text:p>
      <text:p text:style-name="P99">там их дохуя. честно говорю.</text:p>
      <text:p text:style-name="P99">экко ты увидишь с самолёта.</text:p>
      <text:p text:style-name="P99">и они все хорошие.</text:p>
      <text:p text:style-name="P99">я искренне в это верю.</text:p>
      <text:p text:style-name="P68"/>
      <text:p text:style-name="P68"/>
      <text:p text:style-name="P68"/>
      <text:p text:style-name="P40"/>
      <text:p text:style-name="P40">Вопрос №33.</text:p>
      <text:p text:style-name="P4"><text:span text:style-name="T9">Если есть какой-то холст, на котором нарисованы мир, ты, люди и т.п. - какое Н</text:span>амеренье по поводу этого вопроса протека<text:span text:style-name="T9">ет у всех этих предметов (ты, люди, мир и т.п.) и между ними на этом </text:span>холсте?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99">300-400грн летние возьми.</text:p>
      <text:p text:style-name="P99">и 800грн зимние.</text:p>
      <text:p text:style-name="P99">и ты будешь с обувью на следующие 10-20 лет.</text:p>
      <text:p text:style-name="P99">я всё сказал.</text:p>
      <text:p text:style-name="P68"/>
      <text:p text:style-name="P68"/>
      <text:p text:style-name="P68"/>
      <text:p text:style-name="P1"/>
      <text:p text:style-name="P40">Вопрос №34.</text:p>
      <text:p text:style-name="P4">Что в этой вещи было видно у кого-то в фазе (осознанном сне) и КАК оно им было видно? </text:p>
      <text:p text:style-name="P1">[все аспекты: общую картину, под микроскопом и т.д. - короче всё что ты искал в своей фазе - найди и в ихней]</text:p>
      <text:p text:style-name="P1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100">я хз.</text:p>
      <text:p text:style-name="P100">люди которые носят не хотят их выбрасывать.</text:p>
      <text:p text:style-name="P100">знают что эта вещь ещё будет и будет.</text:p>
      <text:p text:style-name="P100">а те кто не знает не ищут.</text:p>
      <text:p text:style-name="P100">всё окей.</text:p>
      <text:p text:style-name="P100">бери. не спеши.</text:p>
      <text:p text:style-name="P100">будет за 300-400грн какое-то летнее экко- купишь.</text:p>
      <text:p text:style-name="P100">а те зимние боты бери даже не думай.</text:p>
      <text:p text:style-name="P100">гугли цену только. щас.</text:p>
      <text:p text:style-name="P69"/>
      <text:p text:style-name="P69"/>
      <text:p text:style-name="P69"/>
      <text:p text:style-name="P1"/>
      <text:p text:style-name="P40">Вопрос №35.</text:p>
      <text:p text:style-name="P13">Что другие люди колдуют <text:span text:style-name="T10">(притягивают в твою жизнь) </text:span>связанного с этой вещью?</text:p>
      <text:p text:style-name="P39"/>
      <text:p text:style-name="P29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29">Все существенные (полезные) мысли выделить жирным (т.е. те, которые не хотелось бы чтоб пропали).</text:p>
      <text:p text:style-name="P29"/>
      <text:p text:style-name="P110">ничего.</text:p>
      <text:p text:style-name="P110">у кого-то две пар<text:span text:style-name="T14">ы и вторую продоют осознавая что никогда её не сносят.</text:span></text:p>
      <text:p text:style-name="P110"><text:span text:style-name="T14">колдуют как ты клиента. знающего что это за боты и т.п.</text:span></text:p>
      <text:p text:style-name="P101">найди за 400грн и не еби мозги.</text:p>
      <text:p text:style-name="P70"/>
      <text:p text:style-name="P70"/>
      <text:p text:style-name="P1"/>
      <text:p text:style-name="P41">Вопрос №36.</text:p>
      <text:p text:style-name="P4">Что другие люди <text:span text:style-name="T11">делают </text:span>связано<text:span text:style-name="T11">го с этой задачей, с целью их самоудовлетворения</text:span>?</text:p>
      <text:p text:style-name="P1"/>
      <text:p text:style-name="P30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0">Все существенные (полезные) мысли выделить жирным (т.е. те, которые не хотелось бы чтоб пропали).</text:p>
      <text:p text:style-name="P30"/>
      <text:p text:style-name="P101">выёбываются какая у них модель экко. ты ж помнишь этих киевских хипстеров.</text:p>
      <text:p text:style-name="P101">с айфонами. </text:p>
      <text:p text:style-name="P101">студенты с родительскими бабками.</text:p>
      <text:p text:style-name="P101">которые "хочу машину, мама дай".</text:p>
      <text:p text:style-name="P101"/>
      <text:p text:style-name="P101">угу</text:p>
      <text:p text:style-name="P101"/>
      <text:p text:style-name="P101">и ты таким же хочешь быть</text:p>
      <text:p text:style-name="P101">буть ты сам себе режессёр ты бы купил летние а за зимние бы даже не подумал.</text:p>
      <text:p text:style-name="P101">но так как ты начал с гештальта мы показали тебе общую картину до того как ты блин потратил кучу маминых бабок.</text:p>
      <text:p text:style-name="P71"/>
      <text:p text:style-name="P71"/>
      <text:p text:style-name="P71"/>
      <text:p text:style-name="P1"/>
      <text:p text:style-name="P42">Вопрос №37.</text:p>
      <text:p text:style-name="P14">Что ЭТА ПРОБЛЕМА решает?</text:p>
      <text:p text:style-name="P42">(сам по себе)</text:p>
      <text:p text:style-name="P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101">хождение.</text:p>
      <text:p text:style-name="P101">способность быть где угодно</text:p>
      <text:p text:style-name="P101"/>
      <text:p text:style-name="P101">угу в мире где ковид и никуда ездить нельзя</text:p>
      <text:p text:style-name="P101"/>
      <text:p text:style-name="P101">можно будет рано или поздно.</text:p>
      <text:p text:style-name="P101">или нужно.</text:p>
      <text:p text:style-name="P101">т.е. либо будет всемирный карантин и постаппокалипсис голодом либо ... второго и нету. мне надо боты. ты прав.</text:p>
      <text:p text:style-name="P101">я найду. если всплывёт.</text:p>
      <text:p text:style-name="P101">не армейские. </text:p>
      <text:p text:style-name="P101">а нормальные.</text:p>
      <text:p text:style-name="P101">цивильные.</text:p>
      <text:p text:style-name="P101">я не в армии.</text:p>
      <text:p text:style-name="P101">я трачу свои деньги</text:p>
      <text:p text:style-name="P101">и хочу хаммер не военной версии а городоской.</text:p>
      <text:p text:style-name="P72"/>
      <text:p text:style-name="P101">охуенно сказал. ты меня убедил. военные не берём.</text:p>
      <text:p text:style-name="P72"/>
      <text:p text:style-name="P42"/>
      <text:p text:style-name="P42">Вопрос №38.</text:p>
      <text:p text:style-name="P4">Когда <text:span text:style-name="T11">впервые в истории вселенной </text:span>ЭТА ПРОБЛЕМА впервые попыталась решить то что она решает <text:span text:style-name="T11">(вещь к которой ты пришёл в вопросе №37)</text:span>? </text:p>
      <text:p text:style-name="P4"><text:span text:style-name="T11">Представь, что Эта Проблема (тогдашняя, первая в истории) </text:span>говорит <text:span text:style-name="T11">Этой Сегодняшней Проблеме (которую мы сейчас решаем), что она существует для решения ответа из вопроса №37.</text:span></text:p>
      <text:p text:style-name="P3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101">обувь существует тысячи лет.</text:p>
      <text:p text:style-name="P101">история обуви насчитывает кучу... тысячелетий... от моментов когда первые сандали сделали из куска дерева и верёвок чтоб камни в ногу не впивались.</text:p>
      <text:p text:style-name="P101">так что да.</text:p>
      <text:p text:style-name="P101">бери блидинг едж и не парься.</text:p>
      <text:p text:style-name="P72"/>
      <text:p text:style-name="P72"/>
      <text:p text:style-name="P72"/>
      <text:p text:style-name="P42"/>
      <text:p text:style-name="P42">Вопрос №39.</text:p>
      <text:p text:style-name="P14">Что ЭТА ПРОБЛЕМА колдует?</text:p>
      <text:p text:style-name="P43">Что она сама по себе притягивает в жизнь каждому кто её имеет?</text:p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101">сколько в мире технологий появилось... пздец.</text:p>
      <text:p text:style-name="P101">слушай вопрос</text:p>
      <text:p text:style-name="P101">а кроме экко есть вообще фирмы?</text:p>
      <text:p text:style-name="P101"/>
      <text:p text:style-name="P101">даже если есть мне похуй. эта <text:span text:style-name="T17">good enough.</text:span><text:span text:style-name="T15"> я е</text:span>ё знаю. я юзал их 10 лет и горя не знал</text:p>
      <text:p text:style-name="P101"/>
      <text:p text:style-name="P101">угу только ногу искривил что ходить не можешь</text:p>
      <text:p text:style-name="P101"/>
      <text:p text:style-name="P101">я думаю это комбинация факторов. сидячий образ жизни, вес плюс кривые ботинки. спорт мне это решил</text:p>
      <text:p text:style-name="P101"/>
      <text:p text:style-name="P101">ВОТ. тебе ещё для бега надо боты. двухтысячных ботов не напасёшься. бери б у и не еби мозг.</text:p>
      <text:p text:style-name="P101">за 300 гривен.</text:p>
      <text:p text:style-name="P101">попадутся другие возьмёшь их</text:p>
      <text:p text:style-name="P101">а всё из дома выбрасывай.</text:p>
      <text:p text:style-name="P101">и матери предложи на них перейти.</text:p>
      <text:p text:style-name="P101"/>
      <text:p text:style-name="P101">к</text:p>
      <text:p text:style-name="P73"/>
      <text:p text:style-name="P101">иметь блядь по две нормальных пары.</text:p>
      <text:p text:style-name="P101">и всё.</text:p>
      <text:p text:style-name="P101">а всё остальное в помойку.</text:p>
      <text:p text:style-name="P101"/>
      <text:p text:style-name="P101">она ж типа "девушка". ей туфли подавай.</text:p>
      <text:p text:style-name="P101"/>
      <text:p text:style-name="P101">туфли угу. на пробке. из картона.</text:p>
      <text:p text:style-name="P101"/>
      <text:p text:style-name="P101">:)</text:p>
      <text:p text:style-name="P101"/>
      <text:p text:style-name="P101">покажи ей эти сапоги.</text:p>
      <text:p text:style-name="P101">и скажи свои мысли. озвучь. не убеждая.</text:p>
      <text:p text:style-name="P101">поверь она сама захочет.</text:p>
      <text:p text:style-name="P73"/>
      <text:p text:style-name="P1"/>
      <text:p text:style-name="P42">Вопрос №40.</text:p>
      <text:p text:style-name="P4">Как сделать так чтоб этот <text:span text:style-name="T11">вопрос</text:span>: </text:p>
      <text:p text:style-name="P4">- Решал всемирные проблемы?</text:p>
      <text:p text:style-name="P4">- Мотивировал инфраструктуры находить <text:span text:style-name="T11">рост и ускорение роста решения </text:span>всемирных проблем?</text:p>
      <text:p text:style-name="P4">- Мотивировал инфраструктуры мотивировать другие инфраструктуры искать <text:span text:style-name="T11">рост и ускорение решения всемирных проблем</text:span>?</text:p>
      <text:p text:style-name="P1">(<text:span text:style-name="T11">я это решаю уже прикладным, но всё таки - </text:span>так навскидку)</text:p>
      <text:p text:style-name="P1"/>
      <text:p text:style-name="P31">Открытый ответ (какие мысли, образы, внутренние диалоги, ощущения, эмоции, предчувствия, проекции и т.п. возникают - всё писать сюда).</text:p>
      <text:p text:style-name="P31">Все существенные (полезные) мысли выделить жирным (т.е. те, которые не хотелось бы чтоб пропали).</text:p>
      <text:p text:style-name="P31"/>
      <text:p text:style-name="P101">нормальные боты летом купить и всё.</text:p>
      <text:p text:style-name="P101">в вересне.</text:p>
      <text:p text:style-name="P101">а когда все побегут за зимними купишь летние через месяц.</text:p>
      <text:p text:style-name="P101">всё. дуй.</text:p>
      <text:p text:style-name="P101">300-400грн (ну 500) за "круглый год" и 750 за зимние (+ доставка)</text:p>
      <text:p text:style-name="P101">но я тебя умоляю. погугли.</text:p>
      <text:p text:style-name="P101"/>
      <text:p text:style-name="P102">3-4-5-6 тыс. эа 1.5 только если совсем непонятное без шнурков которое мне даже не нравится.</text:p>
      <text:p text:style-name="P102"/>
      <text:p text:style-name="P102">отлично. т.е. 750 норм цена. иди.</text:p>
      <text:p text:style-name="P102"/>
      <text:p text:style-name="P103">взял.</text:p>
      <text:p text:style-name="P103">спасибо</text:p>
      <text:p text:style-name="P103"/>
      <text:p text:style-name="P103">не пожалеешь. а маме скажи что ты деньги на депозит положил. она оценит.</text:p>
      <text:p text:style-name="P103">2 штуки на депозите это охуенно. коробки будешь покупать.</text:p>
      <text:p text:style-name="P74"/>
      <text:p text:style-name="P74"/>
      <text:p text:style-name="P74"/>
      <text:p text:style-name="P7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9-16T18:12:03.493000000</meta:creation-date>
    <meta:editing-duration>PT2H58M41S</meta:editing-duration>
    <meta:editing-cycles>24</meta:editing-cycles>
    <meta:generator>LibreOffice/7.0.0.3$Windows_x86 LibreOffice_project/8061b3e9204bef6b321a21033174034a5e2ea88e</meta:generator>
    <dc:title>Вопросник</dc:title>
    <dc:date>2020-09-17T00:42:46.643000000</dc:date>
    <meta:document-statistic meta:table-count="0" meta:image-count="0" meta:object-count="0" meta:page-count="1" meta:paragraph-count="645" meta:word-count="5417" meta:character-count="32700" meta:non-whitespace-character-count="27886"/>
    <meta:template xlink:type="simple" xlink:actuate="onRequest" xlink:title="Вопросник" xlink:href="../../../AppData/Roaming/LibreOffice/4/user/template/Вопросник.ott" meta:date="2020-09-16T18:11:25.017000000"/>
  </office:meta>
</office:document-meta>
</file>